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9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b5e53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f005" officeooo:paragraph-rsid="0022f005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331ef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50852" officeooo:paragraph-rsid="00250852" fo:background-color="#ffff00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3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 officeooo:rsid="00088778"/>
    </style:style>
    <style:style style:name="T8" style:family="text">
      <style:text-properties style:text-position="super 58%" officeooo:rsid="00236f76"/>
    </style:style>
    <style:style style:name="T9" style:family="text">
      <style:text-properties officeooo:rsid="000a0787"/>
    </style:style>
    <style:style style:name="T10" style:family="text">
      <style:text-properties officeooo:rsid="000d1c5c"/>
    </style:style>
    <style:style style:name="T11" style:family="text">
      <style:text-properties officeooo:rsid="001003c0"/>
    </style:style>
    <style:style style:name="T12" style:family="text">
      <style:text-properties officeooo:rsid="001556de"/>
    </style:style>
    <style:style style:name="T13" style:family="text">
      <style:text-properties officeooo:rsid="0016cd2e"/>
    </style:style>
    <style:style style:name="T14" style:family="text">
      <style:text-properties officeooo:rsid="001868c6"/>
    </style:style>
    <style:style style:name="T15" style:family="text">
      <style:text-properties officeooo:rsid="0019f11f"/>
    </style:style>
    <style:style style:name="T16" style:family="text">
      <style:text-properties officeooo:rsid="001ade05"/>
    </style:style>
    <style:style style:name="T17" style:family="text">
      <style:text-properties officeooo:rsid="001bf066"/>
    </style:style>
    <style:style style:name="T18" style:family="text">
      <style:text-properties officeooo:rsid="001d1333"/>
    </style:style>
    <style:style style:name="T19" style:family="text">
      <style:text-properties officeooo:rsid="00203a2e"/>
    </style:style>
    <style:style style:name="T20" style:family="text">
      <style:text-properties officeooo:rsid="002210a6"/>
    </style:style>
    <style:style style:name="T21" style:family="text">
      <style:text-properties officeooo:rsid="00228632"/>
    </style:style>
    <style:style style:name="T22" style:family="text">
      <style:text-properties officeooo:rsid="00236f76"/>
    </style:style>
    <style:style style:name="T23" style:family="text">
      <style:text-properties officeooo:rsid="00250852"/>
    </style:style>
    <style:style style:name="T24" style:family="text">
      <style:text-properties officeooo:rsid="0026a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Ryan Sherman </text:span>Entry notes:</text:p>
      <text:p text:style-name="P1"/>
      <text:p text:style-name="P32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gram</text:p>
          </table:table-cell>
          <table:table-cell table:style-name="Table1.B1" office:value-type="string">
            <text:p text:style-name="P9">gm</text:p>
          </table:table-cell>
        </table:table-row>
        <table:table-row>
          <table:table-cell table:style-name="Table1.A2" office:value-type="string">
            <text:p text:style-name="P9">microgram</text:p>
          </table:table-cell>
          <table:table-cell table:style-name="Table1.B2" office:value-type="string">
            <text:p text:style-name="P9">mcg</text:p>
          </table:table-cell>
        </table:table-row>
        <table:table-row>
          <table:table-cell table:style-name="Table1.A2" office:value-type="string">
            <text:p text:style-name="P10">Kilocalorie/Calorie</text:p>
          </table:table-cell>
          <table:table-cell table:style-name="Table1.B2" office:value-type="string">
            <text:p text:style-name="P10">kcal, Cal</text:p>
          </table:table-cell>
        </table:table-row>
        <table:table-row>
          <table:table-cell table:style-name="Table1.A2" office:value-type="string">
            <text:p text:style-name="P11">centimeter</text:p>
          </table:table-cell>
          <table:table-cell table:style-name="Table1.B2" office:value-type="string">
            <text:p text:style-name="P11">cm</text:p>
          </table:table-cell>
        </table:table-row>
      </table:table>
      <text:p text:style-name="P3"/>
      <text:p text:style-name="P4">The Calorie/kilocalorie appears to be <text:span text:style-name="T4">in</text:span> NCIT, <text:span text:style-name="T4">oddly not in UO</text:span></text:p>
      <text:p text:style-name="P4"/>
      <text:p text:style-name="P4">“<text:span text:style-name="T5">cm” matches to “cM” the latter of which is a centiMorgan, a unit of distance between genetic maps.</text:span></text:p>
      <text:p text:style-name="P4"/>
      <text:p text:style-name="P5">I believe a prolog subroutine would be of some utility in the autoextraction – I'll be sure to bring this up with Sabbir</text:p>
      <text:p text:style-name="P5"/>
      <text:p text:style-name="P6">“Diameter” can match “meter”</text:p>
      <text:p text:style-name="P6"/>
      <text:p text:style-name="P6">“Average” can match “age” <text:s/>I'm beginning to suspect the extractor is too tolerant of partial matches</text:p>
      <text:p text:style-name="P6"/>
      <text:p text:style-name="P7">detecting “comment” for attribute rdfs:comment seems useful</text:p>
      <text:p text:style-name="P7"/>
      <text:p text:style-name="P7">“<text:span text:style-name="T6">second” as in 2</text:span><text:span text:style-name="T7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5"/>
      <text:p text:style-name="P8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1">e-</text:span>able.</text:p>
      <text:p text:style-name="P8"/>
      <text:p text:style-name="P12">I wrote a script, <text:span text:style-name="T10">convert.sh,</text:span> to convert all the ods files to csv in a copied directory structure. <text:s/>Look in “annotated csv” <text:s/><text:span text:style-name="T10">if anyone else wants to use it remember to execute “chmod 755 convert.sh” first.</text:span></text:p>
      <text:p text:style-name="P12">____________________________________________________</text:p>
      <text:p text:style-name="P12"/>
      <text:p text:style-name="P22">Week of 7/3/17</text:p>
      <text:p text:style-name="P22"/>
      <text:p text:style-name="P23"><text:soft-page-break/>looking into stemmers, the stemming package available through pip seems decent, <text:span text:style-name="T16">today</text:span> I'll try the low-aggression lovins algorithm, however the paicehusk alg apparently has some customization options which I'll look into later. <text:s/><text:span text:style-name="T16">At least for unit detection, a full stemmer appears too aggressive, I think I should just trim off pluralizations, trying inflect package.</text:span></text:p>
      <text:p text:style-name="P22"/>
      <text:p text:style-name="P15">TODO CHANGES TO EXTRACTOR:</text:p>
      <text:p text:style-name="P16"/>
      <text:p text:style-name="P16"/>
      <text:p text:style-name="P15"/>
      <text:p text:style-name="P13">a lot of the unit-finding automation can be improved by updating or <text:span text:style-name="T13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3">add day/month/year, some units are pluralized while others are not (stemming should fix), add partially duplicated lines for alternative abbreviations and spellings, </text:span></text:p>
      <text:p text:style-name="P18"/>
      <text:p text:style-name="P22">track <text:span text:style-name="T14">webpage </text:span>context <text:span text:style-name="T14">beyond</text:span> the domain of individual entries (divs), <text:span text:style-name="T14">if implemented cleverly this may reveal e.g. attributeof relationships.</text:span></text:p>
      <text:p text:style-name="P20"/>
      <text:p text:style-name="P24">implement entry-&gt;datum mapper functions</text:p>
      <text:p text:style-name="P24"/>
      <text:p text:style-name="P25">stemming function may need to differ by <text:span text:style-name="T17">column</text:span></text:p>
      <text:p text:style-name="P25"/>
      <text:p text:style-name="P28">refactor supporting evidence rules into functions o<text:span text:style-name="T21">n</text:span> a string to improve extensibility</text:p>
      <text:p text:style-name="P14"/>
      <text:p text:style-name="P34"/>
      <text:p text:style-name="P18"/>
      <text:p text:style-name="P18">EXTRACTOR (experimental) CHANGELOG:</text:p>
      <text:p text:style-name="P18"/>
      <text:p text:style-name="P17">refactor sdd and codebook directory names <text:span text:style-name="T12">to variables</text:span> so I can diff the results <text:span text:style-name="T12">of new versions.</text:span></text:p>
      <text:p text:style-name="P17"/>
      <text:p text:style-name="P18">unitlabel and unitcode word matching now preserves caps – fixes several common false positives though it may now miss some hits.</text:p>
      <text:p text:style-name="P18"/>
      <text:p text:style-name="P24">defined <text:span text:style-name="T19">and implemented </text:span>unitMapper function</text:p>
      <text:p text:style-name="P24"/>
      <text:p text:style-name="P25">tokens function added and implemented</text:p>
      <text:p text:style-name="P25"/>
      <text:p text:style-name="P25">stemAll function added, full stemming is too aggressive for units so it singularizes nouns</text:p>
      <text:p text:style-name="P24"/>
      <text:p text:style-name="P26">detect “in” <text:span text:style-name="T18">before known </text:span>units <text:span text:style-name="T19">I.e. </text:span>if <text:span text:style-name="T18">the pattern “in” + &lt;unit&gt; is found </text:span></text:p>
      <text:p text:style-name="P26"/>
      <text:p text:style-name="P19">upgrade matching method to word-by-word matching with stemming, probably use a hashmap dictionary for speedup (make/find stem map?)</text:p>
      <text:p text:style-name="P19"/>
      <text:p text:style-name="P27">unit mapping now finds the uri with the most support, from occurring in the entry, and context including whether it <text:span text:style-name="T20">i</text:span>s in parentheses and if it is preceded by “<text:span text:style-name="T20">in”. <text:s/>More advanced supporting evidence rules could be created.</text:span></text:p>
      <text:p text:style-name="P27"><text:soft-page-break/></text:p>
      <text:p text:style-name="P30">removed <text:span text:style-name="T22">the 0</text:span><text:span text:style-name="T8">th</text:span><text:span text:style-name="T22"> row from the unit label/code/uri lists at runtime, as they are just column headers</text:span></text:p>
      <text:p text:style-name="P30"/>
      <text:p text:style-name="P21"><text:span text:style-name="T23">can now </text:span>construct patterns and match e.g. “<text:span text:style-name="T15">square inches per second</text:span>” =&gt; “<text:span text:style-name="T15">in2/s</text:span>”</text:p>
      <text:p text:style-name="P21"/>
      <text:p text:style-name="P31">unit accuracy is now quite good, further improvements at this point <text:span text:style-name="T24">would be</text:span> more intensive nlp, asking for human input when confused, and making the unit list more robust.</text:p>
      <text:p text:style-name="P31"/>
      <text:p text:style-name="P31"/>
      <text:p text:style-name="P30"/>
      <text:p text:style-name="P30">_______________________________(end extractor edits)_______________________</text:p>
      <text:p text:style-name="P27"/>
      <text:p text:style-name="P29">Cesium has the British spelling “Caesium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7-07T11:55:22.387427660</dc:date>
    <meta:editing-duration>P8DT1H46M31S</meta:editing-duration>
    <meta:editing-cycles>23</meta:editing-cycles>
    <meta:generator>LibreOffice/4.2.8.2$Linux_X86_64 LibreOffice_project/420m0$Build-2</meta:generator>
    <meta:document-statistic meta:table-count="1" meta:image-count="0" meta:object-count="0" meta:page-count="3" meta:paragraph-count="44" meta:word-count="637" meta:character-count="4268" meta:non-whitespace-character-count="3660"/>
  </office:meta>
</office:document-meta>
</file>